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T License</text:p>
      <text:p text:style-name="Standard"/>
      <text:p text:style-name="Standard">Copyright (c) 2026 Christopher Ingalls</text:p>
      <text:p text:style-name="Standard"/>
      <text:p text:style-name="Standard">Permission is hereby granted, free of charge, to any person obtaining a copy</text:p>
      <text:p text:style-name="Standard">of this software and associated documentation files (the "Software"), to deal</text:p>
      <text:p text:style-name="Standard">in the Software without restriction, including without limitation the rights</text:p>
      <text:p text:style-name="Standard">to use, copy, modify, merge, publish, distribute, sublicense, and/or sell</text:p>
      <text:p text:style-name="Standard">copies of the Software, and to permit persons to whom the Software is</text:p>
      <text:p text:style-name="Standard">furnished to do so, subject to the following conditions:</text:p>
      <text:p text:style-name="Standard"/>
      <text:p text:style-name="Standard">The above copyright notice and this permission notice shall be included in all</text:p>
      <text:p text:style-name="Standard">copies or substantial portions of the Software.</text:p>
      <text:p text:style-name="Standard"/>
      <text:p text:style-name="Standard">THE SOFTWARE IS PROVIDED "AS IS", WITHOUT WARRANTY OF ANY KIND, EXPRESS OR</text:p>
      <text:p text:style-name="Standard">IMPLIED, INCLUDING BUT NOT LIMITED TO THE WARRANTIES OF MERCHANTABILITY,</text:p>
      <text:p text:style-name="Standard">FITNESS FOR A PARTICULAR PURPOSE AND NONINFRINGEMENT. IN NO EVENT SHALL THE</text:p>
      <text:p text:style-name="Standard">AUTHORS OR COPYRIGHT HOLDERS BE LIABLE FOR ANY CLAIM, DAMAGES OR OTHER</text:p>
      <text:p text:style-name="Standard">LIABILITY, WHETHER IN AN ACTION OF CONTRACT, TORT OR OTHERWISE, ARISING FROM,</text:p>
      <text:p text:style-name="Standard">OUT OF OR IN CONNECTION WITH THE SOFTWARE OR THE USE OR OTHER DEALINGS IN THE</text:p>
      <text:p text:style-name="Standard">SOFTWA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20:58:57.898664403</meta:creation-date>
    <dc:date>2026-03-27T20:59:10.272411155</dc:date>
    <meta:editing-duration>PT1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169" meta:character-count="1055" meta:non-whitespace-character-count="903"/>
  </office:meta>
</office:document-meta>
</file>